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4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5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6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8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06T16:00:59.358000000</dc:date>
    <meta:editing-duration>P18DT2H25M6S</meta:editing-duration>
    <meta:editing-cycles>670</meta:editing-cycles>
    <meta:generator>LibreOffice/4.4.6.3$Windows_x86 LibreOffice_project/e8938fd3328e95dcf59dd64e7facd2c7d67c704d</meta:generator>
    <meta:document-statistic meta:table-count="3" meta:cell-count="2437" meta:object-count="0"/>
  </office:meta>
</office:document-meta>
</file>